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28464" calcext:value-type="float">
            <text:p>93.6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04664" calcext:value-type="float">
            <text:p>93.7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5352" calcext:value-type="float">
            <text:p>93.8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94224" calcext:value-type="float">
            <text:p>93.9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07" calcext:value-type="float">
            <text:p>94.1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62448" calcext:value-type="float">
            <text:p>94.2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2704" calcext:value-type="float">
            <text:p>94.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64784" calcext:value-type="float">
            <text:p>94.6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948" calcext:value-type="float">
            <text:p>94.8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2808" calcext:value-type="float">
            <text:p>95.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43904" calcext:value-type="float">
            <text:p>95.2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3288" calcext:value-type="float">
            <text:p>95.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73088" calcext:value-type="float">
            <text:p>95.5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95008" calcext:value-type="float">
            <text:p>95.6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3232" calcext:value-type="float">
            <text:p>95.9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12584" calcext:value-type="float">
            <text:p>96.1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34504" calcext:value-type="float">
            <text:p>96.2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72248" calcext:value-type="float">
            <text:p>96.4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80808" calcext:value-type="float">
            <text:p>96.3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68" calcext:value-type="float">
            <text:p>96.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25944" calcext:value-type="float">
            <text:p>96.3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07656" calcext:value-type="float">
            <text:p>96.3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728" calcext:value-type="float">
            <text:p>96.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28992" calcext:value-type="float">
            <text:p>96.3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38136" calcext:value-type="float">
            <text:p>96.3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07072" calcext:value-type="float">
            <text:p>96.2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9488" calcext:value-type="float">
            <text:p>96.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7108" calcext:value-type="float">
            <text:p>96.2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05192" calcext:value-type="float">
            <text:p>96.4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87488" calcext:value-type="float">
            <text:p>96.4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0392" calcext:value-type="float">
            <text:p>96.1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97344" calcext:value-type="float">
            <text:p>96.0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90664" calcext:value-type="float">
            <text:p>95.9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93712" calcext:value-type="float">
            <text:p>95.9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90664" calcext:value-type="float">
            <text:p>95.9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0184" calcext:value-type="float">
            <text:p>95.9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78472" calcext:value-type="float">
            <text:p>95.9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1868" calcext:value-type="float">
            <text:p>96.1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3544" calcext:value-type="float">
            <text:p>96.1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22312" calcext:value-type="float">
            <text:p>96.2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2536" calcext:value-type="float">
            <text:p>96.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98512" calcext:value-type="float">
            <text:p>96.2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36968" calcext:value-type="float">
            <text:p>96.1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916" calcext:value-type="float">
            <text:p>96.1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6008" calcext:value-type="float">
            <text:p>96.0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882" calcext:value-type="float">
            <text:p>96.0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8096" calcext:value-type="float">
            <text:p>96.0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78472" calcext:value-type="float">
            <text:p>95.9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93712" calcext:value-type="float">
            <text:p>95.9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71792" calcext:value-type="float">
            <text:p>95.8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35216" calcext:value-type="float">
            <text:p>95.8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59016" calcext:value-type="float">
            <text:p>95.7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43776" calcext:value-type="float">
            <text:p>95.7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89496" calcext:value-type="float">
            <text:p>95.7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35216" calcext:value-type="float">
            <text:p>95.8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3128" calcext:value-type="float">
            <text:p>95.8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80352" calcext:value-type="float">
            <text:p>95.7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71208" calcext:value-type="float">
            <text:p>95.7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9768" calcext:value-type="float">
            <text:p>95.6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72" calcext:value-type="float">
            <text:p>95.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6928" calcext:value-type="float">
            <text:p>95.8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32168" calcext:value-type="float">
            <text:p>95.8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7484" calcext:value-type="float">
            <text:p>95.8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9704" calcext:value-type="float">
            <text:p>95.9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6656" calcext:value-type="float">
            <text:p>95.9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65696" calcext:value-type="float">
            <text:p>95.8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6072" calcext:value-type="float">
            <text:p>95.8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9196" calcext:value-type="float">
            <text:p>95.6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31" calcext:value-type="float">
            <text:p>95.6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09664" calcext:value-type="float">
            <text:p>95.6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69456" calcext:value-type="float">
            <text:p>95.4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3256" calcext:value-type="float">
            <text:p>95.3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20104" calcext:value-type="float">
            <text:p>95.3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3048" calcext:value-type="float">
            <text:p>95.2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79896" calcext:value-type="float">
            <text:p>95.1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98184" calcext:value-type="float">
            <text:p>95.1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62192" calcext:value-type="float">
            <text:p>95.2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71336" calcext:value-type="float">
            <text:p>95.2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3528" calcext:value-type="float">
            <text:p>95.2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54216" calcext:value-type="float">
            <text:p>95.4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18808" calcext:value-type="float">
            <text:p>95.6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12128" calcext:value-type="float">
            <text:p>95.5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14592" calcext:value-type="float">
            <text:p>95.4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01816" calcext:value-type="float">
            <text:p>95.3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31128" calcext:value-type="float">
            <text:p>95.1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4072" calcext:value-type="float">
            <text:p>95.0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214" calcext:value-type="float">
            <text:p>95.0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6044" calcext:value-type="float">
            <text:p>94.9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27496" calcext:value-type="float">
            <text:p>95.0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6368" calcext:value-type="float">
            <text:p>95.1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2944" calcext:value-type="float">
            <text:p>95.1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4072" calcext:value-type="float">
            <text:p>95.0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93968" calcext:value-type="float">
            <text:p>94.9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5376" calcext:value-type="float">
            <text:p>94.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20232" calcext:value-type="float">
            <text:p>94.8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8792" calcext:value-type="float">
            <text:p>94.7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0504" calcext:value-type="float">
            <text:p>94.7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184" calcext:value-type="float">
            <text:p>94.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68416" calcext:value-type="float">
            <text:p>94.7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65952" calcext:value-type="float">
            <text:p>94.8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4552" calcext:value-type="float">
            <text:p>95.0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23536" calcext:value-type="float">
            <text:p>93.8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50384" calcext:value-type="float">
            <text:p>93.7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35144" calcext:value-type="float">
            <text:p>93.7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22952" calcext:value-type="float">
            <text:p>93.7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83328" calcext:value-type="float">
            <text:p>93.6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89424" calcext:value-type="float">
            <text:p>93.6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98568" calcext:value-type="float">
            <text:p>93.6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65624" calcext:value-type="float">
            <text:p>93.7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54016" calcext:value-type="float">
            <text:p>93.8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84" calcext:value-type="float">
            <text:p>93.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27168" calcext:value-type="float">
            <text:p>93.9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27168" calcext:value-type="float">
            <text:p>93.9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42408" calcext:value-type="float">
            <text:p>93.9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88128" calcext:value-type="float">
            <text:p>93.9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09464" calcext:value-type="float">
            <text:p>94.0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10048" calcext:value-type="float">
            <text:p>94.1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86832" calcext:value-type="float">
            <text:p>94.2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5808" calcext:value-type="float">
            <text:p>94.4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22112" calcext:value-type="float">
            <text:p>94.6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7936" calcext:value-type="float">
            <text:p>94.7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2696" calcext:value-type="float">
            <text:p>94.7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0776" calcext:value-type="float">
            <text:p>94.6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23992" calcext:value-type="float">
            <text:p>94.4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44744" calcext:value-type="float">
            <text:p>94.3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80736" calcext:value-type="float">
            <text:p>94.2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61864" calcext:value-type="float">
            <text:p>94.1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31384" calcext:value-type="float">
            <text:p>94.1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79568" calcext:value-type="float">
            <text:p>94.0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08" calcext:value-type="float">
            <text:p>94.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94224" calcext:value-type="float">
            <text:p>93.9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27168" calcext:value-type="float">
            <text:p>93.9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9364" calcext:value-type="float">
            <text:p>93.8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90592" calcext:value-type="float">
            <text:p>93.8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96688" calcext:value-type="float">
            <text:p>93.8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23536" calcext:value-type="float">
            <text:p>93.8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65624" calcext:value-type="float">
            <text:p>93.7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4124" calcext:value-type="float">
            <text:p>93.7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53432" calcext:value-type="float">
            <text:p>93.7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89424" calcext:value-type="float">
            <text:p>93.6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25416" calcext:value-type="float">
            <text:p>93.6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1932" calcext:value-type="float">
            <text:p>93.6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29048" calcext:value-type="float">
            <text:p>93.7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022" calcext:value-type="float">
            <text:p>93.8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84496" calcext:value-type="float">
            <text:p>93.8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8508" calcext:value-type="float">
            <text:p>93.9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82032" calcext:value-type="float">
            <text:p>93.9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75936" calcext:value-type="float">
            <text:p>93.9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1556" calcext:value-type="float">
            <text:p>94.0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2224" calcext:value-type="float">
            <text:p>94.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74056" calcext:value-type="float">
            <text:p>94.1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2892" calcext:value-type="float">
            <text:p>94.2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65496" calcext:value-type="float">
            <text:p>94.2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8988" calcext:value-type="float">
            <text:p>94.2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17312" calcext:value-type="float">
            <text:p>94.3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31968" calcext:value-type="float">
            <text:p>94.2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31968" calcext:value-type="float">
            <text:p>94.2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82488" calcext:value-type="float">
            <text:p>94.5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3384" calcext:value-type="float">
            <text:p>94.8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6044" calcext:value-type="float">
            <text:p>94.9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6044" calcext:value-type="float">
            <text:p>94.9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3112" calcext:value-type="float">
            <text:p>95.0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9688" calcext:value-type="float">
            <text:p>95.0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93968" calcext:value-type="float">
            <text:p>94.9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56808" calcext:value-type="float">
            <text:p>94.8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89752" calcext:value-type="float">
            <text:p>94.7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01944" calcext:value-type="float">
            <text:p>94.8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65952" calcext:value-type="float">
            <text:p>94.8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5848" calcext:value-type="float">
            <text:p>94.7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6224" calcext:value-type="float">
            <text:p>94.7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992" calcext:value-type="float">
            <text:p>94.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33136" calcext:value-type="float">
            <text:p>94.4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08752" calcext:value-type="float">
            <text:p>94.4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87416" calcext:value-type="float">
            <text:p>94.3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118" calcext:value-type="float">
            <text:p>94.4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93512" calcext:value-type="float">
            <text:p>94.3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02656" calcext:value-type="float">
            <text:p>94.4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41696" calcext:value-type="float">
            <text:p>94.3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53888" calcext:value-type="float">
            <text:p>94.3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8856" calcext:value-type="float">
            <text:p>94.4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2384" calcext:value-type="float">
            <text:p>94.5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58104" calcext:value-type="float">
            <text:p>94.5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944" calcext:value-type="float">
            <text:p>94.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6016" calcext:value-type="float">
            <text:p>94.6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612" calcext:value-type="float">
            <text:p>94.6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44032" calcext:value-type="float">
            <text:p>94.7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26328" calcext:value-type="float">
            <text:p>94.8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5376" calcext:value-type="float">
            <text:p>94.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05576" calcext:value-type="float">
            <text:p>94.9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3852" calcext:value-type="float">
            <text:p>94.8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0816" calcext:value-type="float">
            <text:p>94.9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1024" calcext:value-type="float">
            <text:p>95.0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6264" calcext:value-type="float">
            <text:p>95.0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6368" calcext:value-type="float">
            <text:p>95.1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0376" calcext:value-type="float">
            <text:p>95.2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07912" calcext:value-type="float">
            <text:p>95.3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74968" calcext:value-type="float">
            <text:p>95.3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59728" calcext:value-type="float">
            <text:p>95.3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29248" calcext:value-type="float">
            <text:p>95.3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048" calcext:value-type="float">
            <text:p>95.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67704" calcext:value-type="float">
            <text:p>95.1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0272" calcext:value-type="float">
            <text:p>95.1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31128" calcext:value-type="float">
            <text:p>95.1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1024" calcext:value-type="float">
            <text:p>95.0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93968" calcext:value-type="float">
            <text:p>94.9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3112" calcext:value-type="float">
            <text:p>95.0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7568" calcext:value-type="float">
            <text:p>94.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36056" calcext:value-type="float">
            <text:p>94.9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57392" calcext:value-type="float">
            <text:p>94.9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24448" calcext:value-type="float">
            <text:p>95.0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6264" calcext:value-type="float">
            <text:p>95.0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4552" calcext:value-type="float">
            <text:p>95.0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85408" calcext:value-type="float">
            <text:p>95.0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1504" calcext:value-type="float">
            <text:p>95.0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6096" calcext:value-type="float">
            <text:p>95.2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6472" calcext:value-type="float">
            <text:p>95.2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46952" calcext:value-type="float">
            <text:p>95.2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50584" calcext:value-type="float">
            <text:p>95.3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45072" calcext:value-type="float">
            <text:p>95.4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7192" calcext:value-type="float">
            <text:p>95.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62776" calcext:value-type="float">
            <text:p>95.3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048" calcext:value-type="float">
            <text:p>95.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40856" calcext:value-type="float">
            <text:p>95.2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28664" calcext:value-type="float">
            <text:p>95.2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64656" calcext:value-type="float">
            <text:p>95.1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904" calcext:value-type="float">
            <text:p>95.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332" calcext:value-type="float">
            <text:p>95.1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2808" calcext:value-type="float">
            <text:p>95.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22568" calcext:value-type="float">
            <text:p>95.2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37224" calcext:value-type="float">
            <text:p>95.1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9092" calcext:value-type="float">
            <text:p>94.9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54344" calcext:value-type="float">
            <text:p>94.9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72048" calcext:value-type="float">
            <text:p>94.8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04992" calcext:value-type="float">
            <text:p>94.8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74512" calcext:value-type="float">
            <text:p>94.7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7756" calcext:value-type="float">
            <text:p>94.7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41568" calcext:value-type="float">
            <text:p>94.8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02528" calcext:value-type="float">
            <text:p>94.9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87288" calcext:value-type="float">
            <text:p>94.8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36056" calcext:value-type="float">
            <text:p>94.9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42736" calcext:value-type="float">
            <text:p>95.0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948" calcext:value-type="float">
            <text:p>94.8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15304" calcext:value-type="float">
            <text:p>95.0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48832" calcext:value-type="float">
            <text:p>95.0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4072" calcext:value-type="float">
            <text:p>95.0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1024" calcext:value-type="float">
            <text:p>95.0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57976" calcext:value-type="float">
            <text:p>95.0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9208" calcext:value-type="float">
            <text:p>95.0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0064" calcext:value-type="float">
            <text:p>95.0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84824" calcext:value-type="float">
            <text:p>94.9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3864" calcext:value-type="float">
            <text:p>94.9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14136" calcext:value-type="float">
            <text:p>94.8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9272" calcext:value-type="float">
            <text:p>94.7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8688" calcext:value-type="float">
            <text:p>94.6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1632" calcext:value-type="float">
            <text:p>94.5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09336" calcext:value-type="float">
            <text:p>94.5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24576" calcext:value-type="float">
            <text:p>94.5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58104" calcext:value-type="float">
            <text:p>94.5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30088" calcext:value-type="float">
            <text:p>94.4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69712" calcext:value-type="float">
            <text:p>94.4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51424" calcext:value-type="float">
            <text:p>94.4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41696" calcext:value-type="float">
            <text:p>94.3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84368" calcext:value-type="float">
            <text:p>94.3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91048" calcext:value-type="float">
            <text:p>94.4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0672" calcext:value-type="float">
            <text:p>94.5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1904" calcext:value-type="float">
            <text:p>94.4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2384" calcext:value-type="float">
            <text:p>94.5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24576" calcext:value-type="float">
            <text:p>94.5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642" calcext:value-type="float">
            <text:p>94.5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9064" calcext:value-type="float">
            <text:p>94.6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8688" calcext:value-type="float">
            <text:p>94.6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67832" calcext:value-type="float">
            <text:p>94.6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66" calcext:value-type="float">
            <text:p>94.7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0128" calcext:value-type="float">
            <text:p>94.7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68416" calcext:value-type="float">
            <text:p>94.7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52" calcext:value-type="float">
            <text:p>94.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34176" calcext:value-type="float">
            <text:p>95.1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9144" calcext:value-type="float">
            <text:p>95.2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2464" calcext:value-type="float">
            <text:p>95.1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3864" calcext:value-type="float">
            <text:p>94.9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33008" calcext:value-type="float">
            <text:p>94.9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8424" calcext:value-type="float">
            <text:p>94.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65368" calcext:value-type="float">
            <text:p>94.7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5848" calcext:value-type="float">
            <text:p>94.7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44032" calcext:value-type="float">
            <text:p>94.7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3552" calcext:value-type="float">
            <text:p>94.7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3448" calcext:value-type="float">
            <text:p>94.6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2516" calcext:value-type="float">
            <text:p>94.6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92216" calcext:value-type="float">
            <text:p>94.6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8688" calcext:value-type="float">
            <text:p>94.6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2968" calcext:value-type="float">
            <text:p>94.6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1904" calcext:value-type="float">
            <text:p>94.4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356" calcext:value-type="float">
            <text:p>94.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7464" calcext:value-type="float">
            <text:p>94.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08168" calcext:value-type="float">
            <text:p>94.3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95976" calcext:value-type="float">
            <text:p>94.2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78272" calcext:value-type="float">
            <text:p>94.3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72176" calcext:value-type="float">
            <text:p>94.3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63032" calcext:value-type="float">
            <text:p>94.3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14264" calcext:value-type="float">
            <text:p>94.3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56936" calcext:value-type="float">
            <text:p>94.3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0512" calcext:value-type="float">
            <text:p>94.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16728" calcext:value-type="float">
            <text:p>94.2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53304" calcext:value-type="float">
            <text:p>94.2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77104" calcext:value-type="float">
            <text:p>94.1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85664" calcext:value-type="float">
            <text:p>94.0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40528" calcext:value-type="float">
            <text:p>94.1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19776" calcext:value-type="float">
            <text:p>94.2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71592" calcext:value-type="float">
            <text:p>94.2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38648" calcext:value-type="float">
            <text:p>94.3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5752" calcext:value-type="float">
            <text:p>94.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468" calcext:value-type="float">
            <text:p>94.5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98312" calcext:value-type="float">
            <text:p>94.6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83656" calcext:value-type="float">
            <text:p>94.7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04992" calcext:value-type="float">
            <text:p>94.8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89752" calcext:value-type="float">
            <text:p>94.7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8792" calcext:value-type="float">
            <text:p>94.7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68416" calcext:value-type="float">
            <text:p>94.7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184" calcext:value-type="float">
            <text:p>94.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83656" calcext:value-type="float">
            <text:p>94.7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28" calcext:value-type="float">
            <text:p>94.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56808" calcext:value-type="float">
            <text:p>94.8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6432" calcext:value-type="float">
            <text:p>94.8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0816" calcext:value-type="float">
            <text:p>94.9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15304" calcext:value-type="float">
            <text:p>95.0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0064" calcext:value-type="float">
            <text:p>95.0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84824" calcext:value-type="float">
            <text:p>94.9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12256" calcext:value-type="float">
            <text:p>95.0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2464" calcext:value-type="float">
            <text:p>95.1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6524" calcext:value-type="float">
            <text:p>95.2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262" calcext:value-type="float">
            <text:p>95.3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8716" calcext:value-type="float">
            <text:p>95.3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84696" calcext:value-type="float">
            <text:p>95.4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2432" calcext:value-type="float">
            <text:p>95.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02984" calcext:value-type="float">
            <text:p>95.5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06032" calcext:value-type="float">
            <text:p>95.5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9384" calcext:value-type="float">
            <text:p>95.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18224" calcext:value-type="float">
            <text:p>95.5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68872" calcext:value-type="float">
            <text:p>95.3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9352" calcext:value-type="float">
            <text:p>95.3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62776" calcext:value-type="float">
            <text:p>95.3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07912" calcext:value-type="float">
            <text:p>95.3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92672" calcext:value-type="float">
            <text:p>95.2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7056" calcext:value-type="float">
            <text:p>95.3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262" calcext:value-type="float">
            <text:p>95.3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0688" calcext:value-type="float">
            <text:p>95.4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6304" calcext:value-type="float">
            <text:p>95.3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1-18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60896" calcext:value-type="float">
            <text:p>95.5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0688" calcext:value-type="float">
            <text:p>95.4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786" calcext:value-type="float">
            <text:p>95.4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548" calcext:value-type="float">
            <text:p>95.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82232" calcext:value-type="float">
            <text:p>95.5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88328" calcext:value-type="float">
            <text:p>95.5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63944" calcext:value-type="float">
            <text:p>95.5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76136" calcext:value-type="float">
            <text:p>95.5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624" calcext:value-type="float">
            <text:p>95.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64528" calcext:value-type="float">
            <text:p>95.6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4152" calcext:value-type="float">
            <text:p>95.7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6816" calcext:value-type="float">
            <text:p>95.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41312" calcext:value-type="float">
            <text:p>95.8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1624" calcext:value-type="float">
            <text:p>96.0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532" calcext:value-type="float">
            <text:p>95.9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14464" calcext:value-type="float">
            <text:p>95.9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3608" calcext:value-type="float">
            <text:p>95.9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6864" calcext:value-type="float">
            <text:p>96.0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91832" calcext:value-type="float">
            <text:p>96.1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43648" calcext:value-type="float">
            <text:p>96.2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0704" calcext:value-type="float">
            <text:p>96.3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02144" calcext:value-type="float">
            <text:p>96.4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87488" calcext:value-type="float">
            <text:p>96.4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11872" calcext:value-type="float">
            <text:p>96.5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02728" calcext:value-type="float">
            <text:p>96.5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3204" calcext:value-type="float">
            <text:p>96.3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64984" calcext:value-type="float">
            <text:p>96.2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46696" calcext:value-type="float">
            <text:p>96.2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25944" calcext:value-type="float">
            <text:p>96.3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3872" calcext:value-type="float">
            <text:p>96.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75296" calcext:value-type="float">
            <text:p>96.4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96632" calcext:value-type="float">
            <text:p>96.4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2348" calcext:value-type="float">
            <text:p>96.4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0056" calcext:value-type="float">
            <text:p>96.4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54544" calcext:value-type="float">
            <text:p>96.5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14336" calcext:value-type="float">
            <text:p>96.4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34504" calcext:value-type="float">
            <text:p>96.2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31456" calcext:value-type="float">
            <text:p>96.2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34504" calcext:value-type="float">
            <text:p>96.2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6488" calcext:value-type="float">
            <text:p>96.1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6488" calcext:value-type="float">
            <text:p>96.1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9912" calcext:value-type="float">
            <text:p>96.0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91248" calcext:value-type="float">
            <text:p>96.0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8096" calcext:value-type="float">
            <text:p>96.0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84568" calcext:value-type="float">
            <text:p>95.9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75424" calcext:value-type="float">
            <text:p>95.9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83984" calcext:value-type="float">
            <text:p>95.8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87032" calcext:value-type="float">
            <text:p>95.8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2272" calcext:value-type="float">
            <text:p>95.9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38848" calcext:value-type="float">
            <text:p>95.9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9224" calcext:value-type="float">
            <text:p>95.8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41896" calcext:value-type="float">
            <text:p>95.9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72376" calcext:value-type="float">
            <text:p>95.9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78472" calcext:value-type="float">
            <text:p>95.9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5048" calcext:value-type="float">
            <text:p>96.0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67448" calcext:value-type="float">
            <text:p>96.1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74128" calcext:value-type="float">
            <text:p>96.2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27112" calcext:value-type="float">
            <text:p>96.5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81976" calcext:value-type="float">
            <text:p>96.5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9968" calcext:value-type="float">
            <text:p>96.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93" calcext:value-type="float">
            <text:p>96.3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86904" calcext:value-type="float">
            <text:p>96.3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98512" calcext:value-type="float">
            <text:p>96.2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7108" calcext:value-type="float">
            <text:p>96.2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30872" calcext:value-type="float">
            <text:p>96.1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882" calcext:value-type="float">
            <text:p>96.0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47992" calcext:value-type="float">
            <text:p>95.9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68744" calcext:value-type="float">
            <text:p>95.8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3128" calcext:value-type="float">
            <text:p>95.8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056" calcext:value-type="float">
            <text:p>95.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358" calcext:value-type="float">
            <text:p>95.9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6656" calcext:value-type="float">
            <text:p>95.9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32752" calcext:value-type="float">
            <text:p>95.9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8152" calcext:value-type="float">
            <text:p>95.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9536" calcext:value-type="float">
            <text:p>96.1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916" calcext:value-type="float">
            <text:p>96.1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28992" calcext:value-type="float">
            <text:p>96.3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81392" calcext:value-type="float">
            <text:p>96.4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86192" calcext:value-type="float">
            <text:p>96.7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6296" calcext:value-type="float">
            <text:p>96.8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068" calcext:value-type="float">
            <text:p>96.8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25816" calcext:value-type="float">
            <text:p>96.8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41056" calcext:value-type="float">
            <text:p>96.8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3728" calcext:value-type="float">
            <text:p>96.8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2496" calcext:value-type="float">
            <text:p>96.9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9552" calcext:value-type="float">
            <text:p>96.9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17256" calcext:value-type="float">
            <text:p>96.9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8112" calcext:value-type="float">
            <text:p>96.9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67904" calcext:value-type="float">
            <text:p>96.7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91704" calcext:value-type="float">
            <text:p>96.6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78928" calcext:value-type="float">
            <text:p>96.5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24064" calcext:value-type="float">
            <text:p>96.5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93" calcext:value-type="float">
            <text:p>96.3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71664" calcext:value-type="float">
            <text:p>96.3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77176" calcext:value-type="float">
            <text:p>96.2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58304" calcext:value-type="float">
            <text:p>96.1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9912" calcext:value-type="float">
            <text:p>96.0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6656" calcext:value-type="float">
            <text:p>95.9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6552" calcext:value-type="float">
            <text:p>95.8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25488" calcext:value-type="float">
            <text:p>95.7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58432" calcext:value-type="float">
            <text:p>95.6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27952" calcext:value-type="float">
            <text:p>95.6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6784" calcext:value-type="float">
            <text:p>95.4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07912" calcext:value-type="float">
            <text:p>95.3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21984" calcext:value-type="float">
            <text:p>95.1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3592" calcext:value-type="float">
            <text:p>95.0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1472" calcext:value-type="float">
            <text:p>94.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8896" calcext:value-type="float">
            <text:p>94.7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11088" calcext:value-type="float">
            <text:p>94.8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22112" calcext:value-type="float">
            <text:p>94.6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9816" calcext:value-type="float">
            <text:p>94.5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44744" calcext:value-type="float">
            <text:p>94.3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65496" calcext:value-type="float">
            <text:p>94.2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3748" calcext:value-type="float">
            <text:p>94.1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12512" calcext:value-type="float">
            <text:p>94.0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0032" calcext:value-type="float">
            <text:p>94.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66208" calcext:value-type="float">
            <text:p>93.8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99152" calcext:value-type="float">
            <text:p>93.7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35144" calcext:value-type="float">
            <text:p>93.7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44288" calcext:value-type="float">
            <text:p>93.7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99152" calcext:value-type="float">
            <text:p>93.7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20488" calcext:value-type="float">
            <text:p>93.8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57064" calcext:value-type="float">
            <text:p>93.8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5352" calcext:value-type="float">
            <text:p>93.8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99736" calcext:value-type="float">
            <text:p>93.8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94224" calcext:value-type="float">
            <text:p>93.9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60112" calcext:value-type="float">
            <text:p>93.8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38192" calcext:value-type="float">
            <text:p>93.7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37608" calcext:value-type="float">
            <text:p>93.6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28464" calcext:value-type="float">
            <text:p>93.6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09008" calcext:value-type="float">
            <text:p>93.4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99864" calcext:value-type="float">
            <text:p>93.3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1452" calcext:value-type="float">
            <text:p>93.3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1452" calcext:value-type="float">
            <text:p>93.3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93768" calcext:value-type="float">
            <text:p>93.3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02912" calcext:value-type="float">
            <text:p>93.4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54728" calcext:value-type="float">
            <text:p>93.4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15688" calcext:value-type="float">
            <text:p>93.5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15104" calcext:value-type="float">
            <text:p>93.4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16984" calcext:value-type="float">
            <text:p>93.2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8592" calcext:value-type="float">
            <text:p>93.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878" calcext:value-type="float">
            <text:p>92.8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6588" calcext:value-type="float">
            <text:p>92.7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25672" calcext:value-type="float">
            <text:p>92.6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33648" calcext:value-type="float">
            <text:p>92.4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33648" calcext:value-type="float">
            <text:p>92.4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11728" calcext:value-type="float">
            <text:p>92.3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69056" calcext:value-type="float">
            <text:p>92.2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26384" calcext:value-type="float">
            <text:p>92.2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59328" calcext:value-type="float">
            <text:p>92.1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4104" calcext:value-type="float">
            <text:p>92.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258" calcext:value-type="float">
            <text:p>92.1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77616" calcext:value-type="float">
            <text:p>92.1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5628" calcext:value-type="float">
            <text:p>92.1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06928" calcext:value-type="float">
            <text:p>92.0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72232" calcext:value-type="float">
            <text:p>91.7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72232" calcext:value-type="float">
            <text:p>91.7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96616" calcext:value-type="float">
            <text:p>91.7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53944" calcext:value-type="float">
            <text:p>91.7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87472" calcext:value-type="float">
            <text:p>91.7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30144" calcext:value-type="float">
            <text:p>91.8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18536" calcext:value-type="float">
            <text:p>91.9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76448" calcext:value-type="float">
            <text:p>91.9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79496" calcext:value-type="float">
            <text:p>91.9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60624" calcext:value-type="float">
            <text:p>91.8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02712" calcext:value-type="float">
            <text:p>91.8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23464" calcext:value-type="float">
            <text:p>91.7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92984" calcext:value-type="float">
            <text:p>91.6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80792" calcext:value-type="float">
            <text:p>91.6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35656" calcext:value-type="float">
            <text:p>91.7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56992" calcext:value-type="float">
            <text:p>91.7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21" calcext:value-type="float">
            <text:p>91.8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39288" calcext:value-type="float">
            <text:p>91.8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09392" calcext:value-type="float">
            <text:p>91.9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61208" calcext:value-type="float">
            <text:p>91.9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28264" calcext:value-type="float">
            <text:p>92.0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49016" calcext:value-type="float">
            <text:p>91.9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94152" calcext:value-type="float">
            <text:p>91.8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94152" calcext:value-type="float">
            <text:p>91.8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54528" calcext:value-type="float">
            <text:p>91.8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91104" calcext:value-type="float">
            <text:p>91.8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09392" calcext:value-type="float">
            <text:p>91.9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30728" calcext:value-type="float">
            <text:p>91.9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5816" calcext:value-type="float">
            <text:p>91.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15488" calcext:value-type="float">
            <text:p>91.9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49016" calcext:value-type="float">
            <text:p>91.9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33776" calcext:value-type="float">
            <text:p>91.9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76448" calcext:value-type="float">
            <text:p>91.9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1912" calcext:value-type="float">
            <text:p>92.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52648" calcext:value-type="float">
            <text:p>92.0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8008" calcext:value-type="float">
            <text:p>92.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1056" calcext:value-type="float">
            <text:p>92.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4772" calcext:value-type="float">
            <text:p>92.2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53816" calcext:value-type="float">
            <text:p>92.2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23336" calcext:value-type="float">
            <text:p>92.2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92856" calcext:value-type="float">
            <text:p>92.1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14192" calcext:value-type="float">
            <text:p>92.2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87344" calcext:value-type="float">
            <text:p>92.2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8488" calcext:value-type="float">
            <text:p>92.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068" calcext:value-type="float">
            <text:p>92.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79952" calcext:value-type="float">
            <text:p>92.5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0056" calcext:value-type="float">
            <text:p>92.6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68928" calcext:value-type="float">
            <text:p>92.7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93896" calcext:value-type="float">
            <text:p>92.8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0096" calcext:value-type="float">
            <text:p>92.9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31056" calcext:value-type="float">
            <text:p>93.0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43832" calcext:value-type="float">
            <text:p>93.1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83456" calcext:value-type="float">
            <text:p>93.1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87088" calcext:value-type="float">
            <text:p>93.2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87672" calcext:value-type="float">
            <text:p>93.3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94352" calcext:value-type="float">
            <text:p>93.4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10176" calcext:value-type="float">
            <text:p>93.6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93056" calcext:value-type="float">
            <text:p>93.7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1556" calcext:value-type="float">
            <text:p>94.0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4416" calcext:value-type="float">
            <text:p>94.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7728" calcext:value-type="float">
            <text:p>94.5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79896" calcext:value-type="float">
            <text:p>95.1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74" calcext:value-type="float">
            <text:p>96.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55912" calcext:value-type="float">
            <text:p>98.3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9568" calcext:value-type="float">
            <text:p>97.8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5544" calcext:value-type="float">
            <text:p>96.9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52008" calcext:value-type="float">
            <text:p>94.5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3416" calcext:value-type="float">
            <text:p>92.8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6464" calcext:value-type="float">
            <text:p>92.8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99992" calcext:value-type="float">
            <text:p>92.8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42664" calcext:value-type="float">
            <text:p>92.9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9616" calcext:value-type="float">
            <text:p>92.9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85336" calcext:value-type="float">
            <text:p>92.9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4" calcext:value-type="float">
            <text:p>92.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924" calcext:value-type="float">
            <text:p>92.9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0952" calcext:value-type="float">
            <text:p>92.9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18864" calcext:value-type="float">
            <text:p>93.0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31056" calcext:value-type="float">
            <text:p>93.0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8592" calcext:value-type="float">
            <text:p>93.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7068" calcext:value-type="float">
            <text:p>93.0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37152" calcext:value-type="float">
            <text:p>93.0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67632" calcext:value-type="float">
            <text:p>93.0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7068" calcext:value-type="float">
            <text:p>93.0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52392" calcext:value-type="float">
            <text:p>93.0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85336" calcext:value-type="float">
            <text:p>92.9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97528" calcext:value-type="float">
            <text:p>92.9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82872" calcext:value-type="float">
            <text:p>93.0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0304" calcext:value-type="float">
            <text:p>93.1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7736" calcext:value-type="float">
            <text:p>93.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68216" calcext:value-type="float">
            <text:p>93.1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1744" calcext:value-type="float">
            <text:p>93.2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02328" calcext:value-type="float">
            <text:p>93.3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80992" calcext:value-type="float">
            <text:p>93.2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51096" calcext:value-type="float">
            <text:p>93.3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30344" calcext:value-type="float">
            <text:p>93.4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8216" calcext:value-type="float">
            <text:p>93.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79112" calcext:value-type="float">
            <text:p>93.4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33976" calcext:value-type="float">
            <text:p>93.5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01032" calcext:value-type="float">
            <text:p>93.6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58944" calcext:value-type="float">
            <text:p>93.6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1076" calcext:value-type="float">
            <text:p>93.7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71136" calcext:value-type="float">
            <text:p>93.6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47336" calcext:value-type="float">
            <text:p>93.7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14976" calcext:value-type="float">
            <text:p>93.9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14976" calcext:value-type="float">
            <text:p>93.9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936" calcext:value-type="float">
            <text:p>93.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66792" calcext:value-type="float">
            <text:p>93.9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97272" calcext:value-type="float">
            <text:p>93.9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24704" calcext:value-type="float">
            <text:p>94.0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40528" calcext:value-type="float">
            <text:p>94.1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9844" calcext:value-type="float">
            <text:p>94.1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55768" calcext:value-type="float">
            <text:p>94.1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6796" calcext:value-type="float">
            <text:p>94.1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77104" calcext:value-type="float">
            <text:p>94.1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38064" calcext:value-type="float">
            <text:p>94.2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56352" calcext:value-type="float">
            <text:p>94.2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95976" calcext:value-type="float">
            <text:p>94.2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56936" calcext:value-type="float">
            <text:p>94.3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8856" calcext:value-type="float">
            <text:p>94.4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0672" calcext:value-type="float">
            <text:p>94.5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468" calcext:value-type="float">
            <text:p>94.5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9648" calcext:value-type="float">
            <text:p>94.7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6224" calcext:value-type="float">
            <text:p>94.7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41568" calcext:value-type="float">
            <text:p>94.8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3864" calcext:value-type="float">
            <text:p>94.9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3592" calcext:value-type="float">
            <text:p>95.0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904" calcext:value-type="float">
            <text:p>95.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29248" calcext:value-type="float">
            <text:p>95.3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63944" calcext:value-type="float">
            <text:p>95.5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532" calcext:value-type="float">
            <text:p>95.9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92" calcext:value-type="float">
            <text:p>96.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12-18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6112" calcext:value-type="float">
            <text:p>96.1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15576" calcext:value-type="float">
            <text:p>98.7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27968" calcext:value-type="float">
            <text:p>100.3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316" calcext:value-type="float">
            <text:p>100.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7544" calcext:value-type="float">
            <text:p>100.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64" calcext:value-type="float">
            <text:p>100.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4312" calcext:value-type="float">
            <text:p>100.7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79072" calcext:value-type="float">
            <text:p>100.7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36984" calcext:value-type="float">
            <text:p>100.8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6712" calcext:value-type="float">
            <text:p>100.9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50928" calcext:value-type="float">
            <text:p>101.1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21616" calcext:value-type="float">
            <text:p>101.3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73432" calcext:value-type="float">
            <text:p>101.3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14224" calcext:value-type="float">
            <text:p>101.6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83616" calcext:value-type="float">
            <text:p>102.0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3088" calcext:value-type="float">
            <text:p>103.1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42512" calcext:value-type="float">
            <text:p>105.4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41344" calcext:value-type="float">
            <text:p>105.2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99968" calcext:value-type="float">
            <text:p>104.8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0784" calcext:value-type="float">
            <text:p>104.5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7176" calcext:value-type="float">
            <text:p>103.8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00608" calcext:value-type="float">
            <text:p>102.4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71936" calcext:value-type="float">
            <text:p>100.0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08512" calcext:value-type="float">
            <text:p>100.1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62792" calcext:value-type="float">
            <text:p>100.0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06" calcext:value-type="float">
            <text:p>100.0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51768" calcext:value-type="float">
            <text:p>100.2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2304" calcext:value-type="float">
            <text:p>100.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6568" calcext:value-type="float">
            <text:p>100.5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9-28 2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26088" calcext:value-type="float">
            <text:p>100.5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26088" calcext:value-type="float">
            <text:p>100.5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44376" calcext:value-type="float">
            <text:p>100.5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74856" calcext:value-type="float">
            <text:p>100.5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77904" calcext:value-type="float">
            <text:p>100.5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11432" calcext:value-type="float">
            <text:p>100.6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2304" calcext:value-type="float">
            <text:p>100.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6568" calcext:value-type="float">
            <text:p>100.5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26088" calcext:value-type="float">
            <text:p>100.5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98656" calcext:value-type="float">
            <text:p>100.4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74272" calcext:value-type="float">
            <text:p>100.4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7732" calcext:value-type="float">
            <text:p>100.4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01704" calcext:value-type="float">
            <text:p>100.5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7048" calcext:value-type="float">
            <text:p>100.5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99824" calcext:value-type="float">
            <text:p>100.6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22328" calcext:value-type="float">
            <text:p>100.9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2408" calcext:value-type="float">
            <text:p>101.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70384" calcext:value-type="float">
            <text:p>101.3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13056" calcext:value-type="float">
            <text:p>101.4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22784" calcext:value-type="float">
            <text:p>101.5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23368" calcext:value-type="float">
            <text:p>101.6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508" calcext:value-type="float">
            <text:p>101.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32512" calcext:value-type="float">
            <text:p>101.6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14224" calcext:value-type="float">
            <text:p>101.6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23368" calcext:value-type="float">
            <text:p>101.6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87376" calcext:value-type="float">
            <text:p>101.6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94056" calcext:value-type="float">
            <text:p>101.7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15392" calcext:value-type="float">
            <text:p>101.8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97104" calcext:value-type="float">
            <text:p>101.7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75768" calcext:value-type="float">
            <text:p>101.7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14224" calcext:value-type="float">
            <text:p>101.6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08128" calcext:value-type="float">
            <text:p>101.6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41072" calcext:value-type="float">
            <text:p>101.5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38024" calcext:value-type="float">
            <text:p>101.5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07544" calcext:value-type="float">
            <text:p>101.5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09424" calcext:value-type="float">
            <text:p>101.3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174" calcext:value-type="float">
            <text:p>101.1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36984" calcext:value-type="float">
            <text:p>100.8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0592" calcext:value-type="float">
            <text:p>100.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35816" calcext:value-type="float">
            <text:p>100.6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62664" calcext:value-type="float">
            <text:p>100.5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7732" calcext:value-type="float">
            <text:p>100.4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554" calcext:value-type="float">
            <text:p>100.3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06632" calcext:value-type="float">
            <text:p>100.3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9848" calcext:value-type="float">
            <text:p>100.1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47552" calcext:value-type="float">
            <text:p>100.0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95736" calcext:value-type="float">
            <text:p>99.9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92104" calcext:value-type="float">
            <text:p>99.8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5248" calcext:value-type="float">
            <text:p>99.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9976" calcext:value-type="float">
            <text:p>99.6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864" calcext:value-type="float">
            <text:p>99.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7148" calcext:value-type="float">
            <text:p>99.4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3192" calcext:value-type="float">
            <text:p>99.4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61168" calcext:value-type="float">
            <text:p>99.2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00208" calcext:value-type="float">
            <text:p>99.2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32568" calcext:value-type="float">
            <text:p>99.0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01504" calcext:value-type="float">
            <text:p>98.9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616" calcext:value-type="float">
            <text:p>98.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328" calcext:value-type="float">
            <text:p>98.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24136" calcext:value-type="float">
            <text:p>98.6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9544" calcext:value-type="float">
            <text:p>98.4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9544" calcext:value-type="float">
            <text:p>98.4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3344" calcext:value-type="float">
            <text:p>98.3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0192" calcext:value-type="float">
            <text:p>98.3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58376" calcext:value-type="float">
            <text:p>98.2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94" calcext:value-type="float">
            <text:p>98.0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4912" calcext:value-type="float">
            <text:p>97.9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22512" calcext:value-type="float">
            <text:p>97.8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9632" calcext:value-type="float">
            <text:p>97.6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24392" calcext:value-type="float">
            <text:p>97.6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51824" calcext:value-type="float">
            <text:p>97.6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85936" calcext:value-type="float">
            <text:p>97.7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97544" calcext:value-type="float">
            <text:p>97.6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82304" calcext:value-type="float">
            <text:p>97.6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76208" calcext:value-type="float">
            <text:p>97.6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85352" calcext:value-type="float">
            <text:p>97.6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37168" calcext:value-type="float">
            <text:p>97.7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34704" calcext:value-type="float">
            <text:p>97.8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032" calcext:value-type="float">
            <text:p>97.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512" calcext:value-type="float">
            <text:p>98.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992" calcext:value-type="float">
            <text:p>98.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44048" calcext:value-type="float">
            <text:p>99.4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49504" calcext:value-type="float">
            <text:p>101.9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39192" calcext:value-type="float">
            <text:p>101.7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16104" calcext:value-type="float">
            <text:p>101.4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0884" calcext:value-type="float">
            <text:p>101.2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5752" calcext:value-type="float">
            <text:p>100.8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9924" calcext:value-type="float">
            <text:p>100.5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7628" calcext:value-type="float">
            <text:p>99.7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0792" calcext:value-type="float">
            <text:p>99.3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3432" calcext:value-type="float">
            <text:p>97.5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5376" calcext:value-type="float">
            <text:p>94.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44032" calcext:value-type="float">
            <text:p>94.7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31256" calcext:value-type="float">
            <text:p>94.6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45328" calcext:value-type="float">
            <text:p>94.4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71592" calcext:value-type="float">
            <text:p>94.2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43576" calcext:value-type="float">
            <text:p>94.1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52136" calcext:value-type="float">
            <text:p>94.0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96688" calcext:value-type="float">
            <text:p>93.8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1744" calcext:value-type="float">
            <text:p>93.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55896" calcext:value-type="float">
            <text:p>93.6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33976" calcext:value-type="float">
            <text:p>93.5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24248" calcext:value-type="float">
            <text:p>93.4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63288" calcext:value-type="float">
            <text:p>93.3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35272" calcext:value-type="float">
            <text:p>93.2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92016" calcext:value-type="float">
            <text:p>93.0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03624" calcext:value-type="float">
            <text:p>93.0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6192" calcext:value-type="float">
            <text:p>92.9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0096" calcext:value-type="float">
            <text:p>92.9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9448" calcext:value-type="float">
            <text:p>92.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2496" calcext:value-type="float">
            <text:p>93.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00576" calcext:value-type="float">
            <text:p>93.0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54856" calcext:value-type="float">
            <text:p>92.9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57904" calcext:value-type="float">
            <text:p>92.9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88384" calcext:value-type="float">
            <text:p>92.9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924" calcext:value-type="float">
            <text:p>92.9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924" calcext:value-type="float">
            <text:p>92.9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2496" calcext:value-type="float">
            <text:p>93.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34104" calcext:value-type="float">
            <text:p>93.0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3144" calcext:value-type="float">
            <text:p>92.9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51808" calcext:value-type="float">
            <text:p>92.9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21328" calcext:value-type="float">
            <text:p>92.9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0368" calcext:value-type="float">
            <text:p>92.8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71976" calcext:value-type="float">
            <text:p>92.7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354" calcext:value-type="float">
            <text:p>92.7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29304" calcext:value-type="float">
            <text:p>92.7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29304" calcext:value-type="float">
            <text:p>92.7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29304" calcext:value-type="float">
            <text:p>92.7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41496" calcext:value-type="float">
            <text:p>92.7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71976" calcext:value-type="float">
            <text:p>92.7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0264" calcext:value-type="float">
            <text:p>92.7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636" calcext:value-type="float">
            <text:p>92.7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0264" calcext:value-type="float">
            <text:p>92.7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0744" calcext:value-type="float">
            <text:p>92.8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45128" calcext:value-type="float">
            <text:p>92.8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35984" calcext:value-type="float">
            <text:p>92.8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0744" calcext:value-type="float">
            <text:p>92.8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32936" calcext:value-type="float">
            <text:p>92.8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7256" calcext:value-type="float">
            <text:p>92.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42664" calcext:value-type="float">
            <text:p>92.9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2496" calcext:value-type="float">
            <text:p>93.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76776" calcext:value-type="float">
            <text:p>93.0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6212" calcext:value-type="float">
            <text:p>93.1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90136" calcext:value-type="float">
            <text:p>93.2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15104" calcext:value-type="float">
            <text:p>93.4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91304" calcext:value-type="float">
            <text:p>93.4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21784" calcext:value-type="float">
            <text:p>93.5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42536" calcext:value-type="float">
            <text:p>93.4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0596" calcext:value-type="float">
            <text:p>93.4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50512" calcext:value-type="float">
            <text:p>93.2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80408" calcext:value-type="float">
            <text:p>93.1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03312" calcext:value-type="float">
            <text:p>96.6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0636" calcext:value-type="float">
            <text:p>96.6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5608" calcext:value-type="float">
            <text:p>96.6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8924" calcext:value-type="float">
            <text:p>96.7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12456" calcext:value-type="float">
            <text:p>96.6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51496" calcext:value-type="float">
            <text:p>96.5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93584" calcext:value-type="float">
            <text:p>96.4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38136" calcext:value-type="float">
            <text:p>96.3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94296" calcext:value-type="float">
            <text:p>96.0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0016" calcext:value-type="float">
            <text:p>96.1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31456" calcext:value-type="float">
            <text:p>96.2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31456" calcext:value-type="float">
            <text:p>96.2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632" calcext:value-type="float">
            <text:p>96.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38136" calcext:value-type="float">
            <text:p>96.3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96048" calcext:value-type="float">
            <text:p>96.3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5396" calcext:value-type="float">
            <text:p>96.4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6256" calcext:value-type="float">
            <text:p>96.5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0744" calcext:value-type="float">
            <text:p>96.6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37424" calcext:value-type="float">
            <text:p>96.7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38008" calcext:value-type="float">
            <text:p>96.8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68488" calcext:value-type="float">
            <text:p>96.8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4164" calcext:value-type="float">
            <text:p>96.9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9552" calcext:value-type="float">
            <text:p>96.9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15376" calcext:value-type="float">
            <text:p>97.1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79968" calcext:value-type="float">
            <text:p>97.2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456" calcext:value-type="float">
            <text:p>97.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84768" calcext:value-type="float">
            <text:p>97.5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81136" calcext:value-type="float">
            <text:p>97.4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1512" calcext:value-type="float">
            <text:p>97.4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2368" calcext:value-type="float">
            <text:p>97.4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04352" calcext:value-type="float">
            <text:p>97.3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04352" calcext:value-type="float">
            <text:p>97.3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28152" calcext:value-type="float">
            <text:p>97.2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928" calcext:value-type="float">
            <text:p>97.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91576" calcext:value-type="float">
            <text:p>97.1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3496" calcext:value-type="float">
            <text:p>97.3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2368" calcext:value-type="float">
            <text:p>97.4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9048" calcext:value-type="float">
            <text:p>97.5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55456" calcext:value-type="float">
            <text:p>97.7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52992" calcext:value-type="float">
            <text:p>97.8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3472" calcext:value-type="float">
            <text:p>97.8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41384" calcext:value-type="float">
            <text:p>97.9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05392" calcext:value-type="float">
            <text:p>98.0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3784" calcext:value-type="float">
            <text:p>98.0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18752" calcext:value-type="float">
            <text:p>98.2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22384" calcext:value-type="float">
            <text:p>98.3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3344" calcext:value-type="float">
            <text:p>98.3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99168" calcext:value-type="float">
            <text:p>98.4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91192" calcext:value-type="float">
            <text:p>98.6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76536" calcext:value-type="float">
            <text:p>98.7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04552" calcext:value-type="float">
            <text:p>98.9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38" calcext:value-type="float">
            <text:p>98.9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00208" calcext:value-type="float">
            <text:p>99.2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6072" calcext:value-type="float">
            <text:p>99.6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32896" calcext:value-type="float">
            <text:p>100.1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25504" calcext:value-type="float">
            <text:p>100.4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3456" calcext:value-type="float">
            <text:p>100.8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88672" calcext:value-type="float">
            <text:p>101.3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51128" calcext:value-type="float">
            <text:p>102.7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81096" calcext:value-type="float">
            <text:p>104.7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81224" calcext:value-type="float">
            <text:p>104.2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6368" calcext:value-type="float">
            <text:p>102.7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76024" calcext:value-type="float">
            <text:p>100.7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61368" calcext:value-type="float">
            <text:p>100.8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51512" calcext:value-type="float">
            <text:p>101.2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06248" calcext:value-type="float">
            <text:p>101.8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20648" calcext:value-type="float">
            <text:p>102.7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56128" calcext:value-type="float">
            <text:p>104.6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68064" calcext:value-type="float">
            <text:p>105.6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132" calcext:value-type="float">
            <text:p>105.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6936" calcext:value-type="float">
            <text:p>105.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94456" calcext:value-type="float">
            <text:p>104.9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35504" calcext:value-type="float">
            <text:p>104.2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5048" calcext:value-type="float">
            <text:p>103.6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7048" calcext:value-type="float">
            <text:p>100.5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02288" calcext:value-type="float">
            <text:p>100.6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736" calcext:value-type="float">
            <text:p>100.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5644" calcext:value-type="float">
            <text:p>101.0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6648" calcext:value-type="float">
            <text:p>101.1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36856" calcext:value-type="float">
            <text:p>101.3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86792" calcext:value-type="float">
            <text:p>101.5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76352" calcext:value-type="float">
            <text:p>101.8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28752" calcext:value-type="float">
            <text:p>102.0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10464" calcext:value-type="float">
            <text:p>102.0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78104" calcext:value-type="float">
            <text:p>102.1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09752" calcext:value-type="float">
            <text:p>102.4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29792" calcext:value-type="float">
            <text:p>102.7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54048" calcext:value-type="float">
            <text:p>103.2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1536" calcext:value-type="float">
            <text:p>104.4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4952" calcext:value-type="float">
            <text:p>106.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0192" calcext:value-type="float">
            <text:p>106.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3428" calcext:value-type="float">
            <text:p>106.6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9144" calcext:value-type="float">
            <text:p>106.6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1064" calcext:value-type="float">
            <text:p>106.8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61712" calcext:value-type="float">
            <text:p>106.6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3616" calcext:value-type="float">
            <text:p>106.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63008" calcext:value-type="float">
            <text:p>106.3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74616" calcext:value-type="float">
            <text:p>106.2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80712" calcext:value-type="float">
            <text:p>106.2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0088" calcext:value-type="float">
            <text:p>106.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51528" calcext:value-type="float">
            <text:p>105.9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60672" calcext:value-type="float">
            <text:p>105.9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83304" calcext:value-type="float">
            <text:p>105.6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46144" calcext:value-type="float">
            <text:p>105.5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68648" calcext:value-type="float">
            <text:p>105.7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12616" calcext:value-type="float">
            <text:p>105.5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29736" calcext:value-type="float">
            <text:p>105.3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56" calcext:value-type="float">
            <text:p>105.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17672" calcext:value-type="float">
            <text:p>104.8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7928" calcext:value-type="float">
            <text:p>103.8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17528" calcext:value-type="float">
            <text:p>100.6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1448" calcext:value-type="float">
            <text:p>100.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08968" calcext:value-type="float">
            <text:p>100.7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70512" calcext:value-type="float">
            <text:p>100.8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01576" calcext:value-type="float">
            <text:p>101.0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6168" calcext:value-type="float">
            <text:p>101.1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18568" calcext:value-type="float">
            <text:p>101.3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6792" calcext:value-type="float">
            <text:p>101.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05664" calcext:value-type="float">
            <text:p>101.7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98272" calcext:value-type="float">
            <text:p>101.9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17728" calcext:value-type="float">
            <text:p>102.2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01776" calcext:value-type="float">
            <text:p>102.6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41272" calcext:value-type="float">
            <text:p>103.1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56256" calcext:value-type="float">
            <text:p>104.1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9144" calcext:value-type="float">
            <text:p>106.6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0208" calcext:value-type="float">
            <text:p>106.8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14824" calcext:value-type="float">
            <text:p>106.4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9232" calcext:value-type="float">
            <text:p>106.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80256" calcext:value-type="float">
            <text:p>105.6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81552" calcext:value-type="float">
            <text:p>105.3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60856" calcext:value-type="float">
            <text:p>102.8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73048" calcext:value-type="float">
            <text:p>102.8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3672" calcext:value-type="float">
            <text:p>103.2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4296" calcext:value-type="float">
            <text:p>103.7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78176" calcext:value-type="float">
            <text:p>104.2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71824" calcext:value-type="float">
            <text:p>105.2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9368" calcext:value-type="float">
            <text:p>107.7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61456" calcext:value-type="float">
            <text:p>107.6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15736" calcext:value-type="float">
            <text:p>107.6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73064" calcext:value-type="float">
            <text:p>107.5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20664" calcext:value-type="float">
            <text:p>107.4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07888" calcext:value-type="float">
            <text:p>107.3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912" calcext:value-type="float">
            <text:p>107.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71312" calcext:value-type="float">
            <text:p>107.2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32856" calcext:value-type="float">
            <text:p>107.4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0352" calcext:value-type="float">
            <text:p>107.2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34" calcext:value-type="float">
            <text:p>107.2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8496" calcext:value-type="float">
            <text:p>106.8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44264" calcext:value-type="float">
            <text:p>105.7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37328" calcext:value-type="float">
            <text:p>106.6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38168" calcext:value-type="float">
            <text:p>105.7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62552" calcext:value-type="float">
            <text:p>105.7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3428" calcext:value-type="float">
            <text:p>106.6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0568" calcext:value-type="float">
            <text:p>106.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80712" calcext:value-type="float">
            <text:p>106.2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67936" calcext:value-type="float">
            <text:p>106.1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33824" calcext:value-type="float">
            <text:p>106.0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39336" calcext:value-type="float">
            <text:p>105.9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68648" calcext:value-type="float">
            <text:p>105.7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03472" calcext:value-type="float">
            <text:p>105.5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74872" calcext:value-type="float">
            <text:p>105.2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00552" calcext:value-type="float">
            <text:p>105.0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9448" calcext:value-type="float">
            <text:p>104.5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5736" calcext:value-type="float">
            <text:p>103.8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5852" calcext:value-type="float">
            <text:p>102.4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07344" calcext:value-type="float">
            <text:p>99.9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42752" calcext:value-type="float">
            <text:p>99.7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0728" calcext:value-type="float">
            <text:p>99.5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09352" calcext:value-type="float">
            <text:p>99.2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2096" calcext:value-type="float">
            <text:p>99.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27056" calcext:value-type="float">
            <text:p>99.1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77704" calcext:value-type="float">
            <text:p>98.9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71608" calcext:value-type="float">
            <text:p>98.9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2464" calcext:value-type="float">
            <text:p>98.9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88728" calcext:value-type="float">
            <text:p>98.7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91776" calcext:value-type="float">
            <text:p>98.7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73488" calcext:value-type="float">
            <text:p>98.7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82632" calcext:value-type="float">
            <text:p>98.7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3216" calcext:value-type="float">
            <text:p>98.8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1984" calcext:value-type="float">
            <text:p>98.9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57664" calcext:value-type="float">
            <text:p>98.6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9984" calcext:value-type="float">
            <text:p>98.1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032" calcext:value-type="float">
            <text:p>97.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3264" calcext:value-type="float">
            <text:p>97.7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5248" calcext:value-type="float">
            <text:p>97.6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932" calcext:value-type="float">
            <text:p>97.4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01888" calcext:value-type="float">
            <text:p>97.4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71408" calcext:value-type="float">
            <text:p>97.3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28152" calcext:value-type="float">
            <text:p>97.2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43392" calcext:value-type="float">
            <text:p>97.2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27568" calcext:value-type="float">
            <text:p>97.1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23936" calcext:value-type="float">
            <text:p>97.0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9928" calcext:value-type="float">
            <text:p>96.9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3248" calcext:value-type="float">
            <text:p>96.8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01432" calcext:value-type="float">
            <text:p>96.8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07528" calcext:value-type="float">
            <text:p>96.8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6568" calcext:value-type="float">
            <text:p>96.7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41768" calcext:value-type="float">
            <text:p>96.4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882" calcext:value-type="float">
            <text:p>96.0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0184" calcext:value-type="float">
            <text:p>95.9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008" calcext:value-type="float">
            <text:p>95.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88912" calcext:value-type="float">
            <text:p>95.6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0908" calcext:value-type="float">
            <text:p>95.5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62776" calcext:value-type="float">
            <text:p>95.3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1284" calcext:value-type="float">
            <text:p>95.1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9092" calcext:value-type="float">
            <text:p>94.9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3384" calcext:value-type="float">
            <text:p>94.8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26328" calcext:value-type="float">
            <text:p>94.8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6976" calcext:value-type="float">
            <text:p>94.6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6016" calcext:value-type="float">
            <text:p>94.6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6872" calcext:value-type="float">
            <text:p>94.6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82488" calcext:value-type="float">
            <text:p>94.5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0296" calcext:value-type="float">
            <text:p>94.5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14848" calcext:value-type="float">
            <text:p>94.4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05704" calcext:value-type="float">
            <text:p>94.4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30088" calcext:value-type="float">
            <text:p>94.4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33136" calcext:value-type="float">
            <text:p>94.4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00192" calcext:value-type="float">
            <text:p>94.5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9296" calcext:value-type="float">
            <text:p>94.1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9844" calcext:value-type="float">
            <text:p>94.1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62448" calcext:value-type="float">
            <text:p>94.2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97144" calcext:value-type="float">
            <text:p>94.4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75096" calcext:value-type="float">
            <text:p>94.8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3448" calcext:value-type="float">
            <text:p>94.6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67248" calcext:value-type="float">
            <text:p>94.5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61152" calcext:value-type="float">
            <text:p>94.5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39232" calcext:value-type="float">
            <text:p>94.4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05704" calcext:value-type="float">
            <text:p>94.4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118" calcext:value-type="float">
            <text:p>94.4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17896" calcext:value-type="float">
            <text:p>94.4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47792" calcext:value-type="float">
            <text:p>94.3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8988" calcext:value-type="float">
            <text:p>94.2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50256" calcext:value-type="float">
            <text:p>94.2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77688" calcext:value-type="float">
            <text:p>94.2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4228" calcext:value-type="float">
            <text:p>94.4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78144" calcext:value-type="float">
            <text:p>94.8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916" calcext:value-type="float">
            <text:p>96.1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0736" calcext:value-type="float">
            <text:p>98.0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9424" calcext:value-type="float">
            <text:p>97.4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7588" calcext:value-type="float">
            <text:p>96.5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0908" calcext:value-type="float">
            <text:p>95.5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0868" calcext:value-type="float">
            <text:p>92.3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0868" calcext:value-type="float">
            <text:p>92.3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03168" calcext:value-type="float">
            <text:p>92.4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97072" calcext:value-type="float">
            <text:p>92.3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87928" calcext:value-type="float">
            <text:p>92.3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12312" calcext:value-type="float">
            <text:p>92.4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03168" calcext:value-type="float">
            <text:p>92.4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81832" calcext:value-type="float">
            <text:p>92.3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12312" calcext:value-type="float">
            <text:p>92.4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82416" calcext:value-type="float">
            <text:p>92.4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3104" calcext:value-type="float">
            <text:p>92.6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5732" calcext:value-type="float">
            <text:p>92.8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2016" calcext:value-type="float">
            <text:p>92.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6776" calcext:value-type="float">
            <text:p>92.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33648" calcext:value-type="float">
            <text:p>92.4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05632" calcext:value-type="float">
            <text:p>92.3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14776" calcext:value-type="float">
            <text:p>92.3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11728" calcext:value-type="float">
            <text:p>92.3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20288" calcext:value-type="float">
            <text:p>92.2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0388" calcext:value-type="float">
            <text:p>92.0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91104" calcext:value-type="float">
            <text:p>91.8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30728" calcext:value-type="float">
            <text:p>91.9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60624" calcext:value-type="float">
            <text:p>91.8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78328" calcext:value-type="float">
            <text:p>91.7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8384" calcext:value-type="float">
            <text:p>91.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33904" calcext:value-type="float">
            <text:p>91.4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90648" calcext:value-type="float">
            <text:p>91.2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3216" calcext:value-type="float">
            <text:p>91.2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4188" calcext:value-type="float">
            <text:p>91.2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75408" calcext:value-type="float">
            <text:p>91.2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3112" calcext:value-type="float">
            <text:p>91.1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0232" calcext:value-type="float">
            <text:p>91.0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63928" calcext:value-type="float">
            <text:p>90.8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7376" calcext:value-type="float">
            <text:p>90.2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652" calcext:value-type="float">
            <text:p>90.2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24432" calcext:value-type="float">
            <text:p>90.3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12824" calcext:value-type="float">
            <text:p>90.4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0256" calcext:value-type="float">
            <text:p>90.4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7688" calcext:value-type="float">
            <text:p>90.4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6208" calcext:value-type="float">
            <text:p>90.0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7064" calcext:value-type="float">
            <text:p>90.0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792" calcext:value-type="float">
            <text:p>90.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6208" calcext:value-type="float">
            <text:p>90.0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888" calcext:value-type="float">
            <text:p>90.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4704" calcext:value-type="float">
            <text:p>90.2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8128" calcext:value-type="float">
            <text:p>90.1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4224" calcext:value-type="float">
            <text:p>90.1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3848" calcext:value-type="float">
            <text:p>90.2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7" calcext:value-type="float">
            <text:p>90.2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7584" calcext:value-type="float">
            <text:p>90.3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34744" calcext:value-type="float">
            <text:p>90.5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3304" calcext:value-type="float">
            <text:p>90.4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2512" calcext:value-type="float">
            <text:p>90.2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7128" calcext:value-type="float">
            <text:p>89.7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168" calcext:value-type="float">
            <text:p>89.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0928" calcext:value-type="float">
            <text:p>89.7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2744" calcext:value-type="float">
            <text:p>89.7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932" calcext:value-type="float">
            <text:p>89.8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8088" calcext:value-type="float">
            <text:p>89.8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6856" calcext:value-type="float">
            <text:p>89.9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4872" calcext:value-type="float">
            <text:p>90.0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0968" calcext:value-type="float">
            <text:p>90.0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0592" calcext:value-type="float">
            <text:p>90.0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4976" calcext:value-type="float">
            <text:p>90.1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6416" calcext:value-type="float">
            <text:p>90.1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8232" calcext:value-type="float">
            <text:p>90.2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4536" calcext:value-type="float">
            <text:p>90.3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9232" calcext:value-type="float">
            <text:p>90.6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94992" calcext:value-type="float">
            <text:p>90.9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686" calcext:value-type="float">
            <text:p>91.6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7568" calcext:value-type="float">
            <text:p>89.5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7568" calcext:value-type="float">
            <text:p>89.5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1848" calcext:value-type="float">
            <text:p>89.4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0136" calcext:value-type="float">
            <text:p>89.4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8424" calcext:value-type="float">
            <text:p>89.4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548" calcext:value-type="float">
            <text:p>89.5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2912" calcext:value-type="float">
            <text:p>89.5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5584" calcext:value-type="float">
            <text:p>89.6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4832" calcext:value-type="float">
            <text:p>89.7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0656" calcext:value-type="float">
            <text:p>89.8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6376" calcext:value-type="float">
            <text:p>89.8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884" calcext:value-type="float">
            <text:p>89.7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692" calcext:value-type="float">
            <text:p>89.6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0928" calcext:value-type="float">
            <text:p>89.7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0656" calcext:value-type="float">
            <text:p>89.8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648" calcext:value-type="float">
            <text:p>89.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696" calcext:value-type="float">
            <text:p>89.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22" calcext:value-type="float">
            <text:p>89.9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0488" calcext:value-type="float">
            <text:p>90.0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8776" calcext:value-type="float">
            <text:p>90.0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4496" calcext:value-type="float">
            <text:p>90.0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9464" calcext:value-type="float">
            <text:p>90.1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72616" calcext:value-type="float">
            <text:p>90.2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6728" calcext:value-type="float">
            <text:p>90.4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988" calcext:value-type="float">
            <text:p>90.4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0736" calcext:value-type="float">
            <text:p>90.4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31696" calcext:value-type="float">
            <text:p>90.5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608" calcext:value-type="float">
            <text:p>90.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228" calcext:value-type="float">
            <text:p>90.6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6276" calcext:value-type="float">
            <text:p>90.6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07896" calcext:value-type="float">
            <text:p>90.6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018" calcext:value-type="float">
            <text:p>90.6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0088" calcext:value-type="float">
            <text:p>90.6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7144" calcext:value-type="float">
            <text:p>90.6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8104" calcext:value-type="float">
            <text:p>90.7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8104" calcext:value-type="float">
            <text:p>90.7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11528" calcext:value-type="float">
            <text:p>90.7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228" calcext:value-type="float">
            <text:p>90.6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1904" calcext:value-type="float">
            <text:p>90.6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4304" calcext:value-type="float">
            <text:p>90.8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7612" calcext:value-type="float">
            <text:p>90.8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066" calcext:value-type="float">
            <text:p>90.9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94992" calcext:value-type="float">
            <text:p>90.9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0232" calcext:value-type="float">
            <text:p>91.0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0232" calcext:value-type="float">
            <text:p>91.0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62048" calcext:value-type="float">
            <text:p>91.0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74824" calcext:value-type="float">
            <text:p>91.1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7904" calcext:value-type="float">
            <text:p>91.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33904" calcext:value-type="float">
            <text:p>91.4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10104" calcext:value-type="float">
            <text:p>91.5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2288" calcext:value-type="float">
            <text:p>91.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8384" calcext:value-type="float">
            <text:p>91.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1432" calcext:value-type="float">
            <text:p>91.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63088" calcext:value-type="float">
            <text:p>91.7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48432" calcext:value-type="float">
            <text:p>91.8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85008" calcext:value-type="float">
            <text:p>91.8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0388" calcext:value-type="float">
            <text:p>92.0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56864" calcext:value-type="float">
            <text:p>92.2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94024" calcext:value-type="float">
            <text:p>92.3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26968" calcext:value-type="float">
            <text:p>92.3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33064" calcext:value-type="float">
            <text:p>92.3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68472" calcext:value-type="float">
            <text:p>92.1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55112" calcext:value-type="float">
            <text:p>91.9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1912" calcext:value-type="float">
            <text:p>92.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6484" calcext:value-type="float">
            <text:p>92.0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16656" calcext:value-type="float">
            <text:p>92.1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69056" calcext:value-type="float">
            <text:p>92.2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17824" calcext:value-type="float">
            <text:p>92.3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15944" calcext:value-type="float">
            <text:p>92.5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3688" calcext:value-type="float">
            <text:p>92.7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4" calcext:value-type="float">
            <text:p>92.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4792" calcext:value-type="float">
            <text:p>93.2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45" calcext:value-type="float">
            <text:p>93.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97984" calcext:value-type="float">
            <text:p>93.5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05832" calcext:value-type="float">
            <text:p>93.9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17896" calcext:value-type="float">
            <text:p>94.4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4152" calcext:value-type="float">
            <text:p>95.7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12784" calcext:value-type="float">
            <text:p>97.7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72576" calcext:value-type="float">
            <text:p>97.5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1-11-17 2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99664" calcext:value-type="float">
            <text:p>91.7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98768" calcext:value-type="float">
            <text:p>95.2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11672" calcext:value-type="float">
            <text:p>94.9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15304" calcext:value-type="float">
            <text:p>95.0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3424" calcext:value-type="float">
            <text:p>95.2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5668" calcext:value-type="float">
            <text:p>95.3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59728" calcext:value-type="float">
            <text:p>95.3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6784" calcext:value-type="float">
            <text:p>95.4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7192" calcext:value-type="float">
            <text:p>95.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74968" calcext:value-type="float">
            <text:p>95.3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6304" calcext:value-type="float">
            <text:p>95.3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6096" calcext:value-type="float">
            <text:p>95.2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15304" calcext:value-type="float">
            <text:p>95.0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8248" calcext:value-type="float">
            <text:p>94.9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56808" calcext:value-type="float">
            <text:p>94.8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0128" calcext:value-type="float">
            <text:p>94.7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2592" calcext:value-type="float">
            <text:p>94.6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37352" calcext:value-type="float">
            <text:p>94.6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7728" calcext:value-type="float">
            <text:p>94.5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088" calcext:value-type="float">
            <text:p>94.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37352" calcext:value-type="float">
            <text:p>94.6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3344" calcext:value-type="float">
            <text:p>94.5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84" calcext:value-type="float">
            <text:p>93.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52848" calcext:value-type="float">
            <text:p>93.6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91888" calcext:value-type="float">
            <text:p>93.5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96232" calcext:value-type="float">
            <text:p>93.2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2496" calcext:value-type="float">
            <text:p>93.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0-11-02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98072" calcext:value-type="float">
            <text:p>100.3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0-06-02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40728" calcext:value-type="float">
            <text:p>95.7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15744" calcext:value-type="float">
            <text:p>90.9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67304" calcext:value-type="float">
            <text:p>91.9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24904" calcext:value-type="float">
            <text:p>95.6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0216" calcext:value-type="float">
            <text:p>90.1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412" calcext:value-type="float">
            <text:p>90.1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0488" calcext:value-type="float">
            <text:p>90.0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11-13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0152" calcext:value-type="float">
            <text:p>90.3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94" calcext:value-type="float">
            <text:p>90.4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56" calcext:value-type="float">
            <text:p>90.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368" calcext:value-type="float">
            <text:p>90.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8816" calcext:value-type="float">
            <text:p>90.3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0736" calcext:value-type="float">
            <text:p>90.4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0464" calcext:value-type="float">
            <text:p>90.5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12696" calcext:value-type="float">
            <text:p>90.9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352" calcext:value-type="float">
            <text:p>91.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38248" calcext:value-type="float">
            <text:p>91.1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01088" calcext:value-type="float">
            <text:p>91.0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0192" calcext:value-type="float">
            <text:p>90.6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04848" calcext:value-type="float">
            <text:p>90.6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9232" calcext:value-type="float">
            <text:p>90.6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85392" calcext:value-type="float">
            <text:p>90.3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7208" calcext:value-type="float">
            <text:p>90.4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8104" calcext:value-type="float">
            <text:p>90.7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85136" calcext:value-type="float">
            <text:p>91.3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09392" calcext:value-type="float">
            <text:p>91.9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37864" calcext:value-type="float">
            <text:p>92.6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37808" calcext:value-type="float">
            <text:p>95.2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9096" calcext:value-type="float">
            <text:p>88.7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1584" calcext:value-type="float">
            <text:p>88.1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2736" calcext:value-type="float">
            <text:p>87.4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0488" calcext:value-type="float">
            <text:p>86.2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6296" calcext:value-type="float">
            <text:p>85.4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9512" calcext:value-type="float">
            <text:p>85.2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9784" calcext:value-type="float">
            <text:p>85.1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4544" calcext:value-type="float">
            <text:p>85.1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1768" calcext:value-type="float">
            <text:p>85.0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632" calcext:value-type="float">
            <text:p>84.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5256" calcext:value-type="float">
            <text:p>84.7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82584" calcext:value-type="float">
            <text:p>84.6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8616" calcext:value-type="float">
            <text:p>84.9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968" calcext:value-type="float">
            <text:p>85.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5776" calcext:value-type="float">
            <text:p>85.0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4648" calcext:value-type="float">
            <text:p>85.1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0576" calcext:value-type="float">
            <text:p>85.3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976" calcext:value-type="float">
            <text:p>85.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37064" calcext:value-type="float">
            <text:p>86.2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3344" calcext:value-type="float">
            <text:p>90.7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04-10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47504" calcext:value-type="float">
            <text:p>85.9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9048" calcext:value-type="float">
            <text:p>86.1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076" calcext:value-type="float">
            <text:p>86.0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62744" calcext:value-type="float">
            <text:p>85.9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28048" calcext:value-type="float">
            <text:p>85.7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34144" calcext:value-type="float">
            <text:p>85.7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6544" calcext:value-type="float">
            <text:p>85.8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36" calcext:value-type="float">
            <text:p>85.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18776" calcext:value-type="float">
            <text:p>86.2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2448" calcext:value-type="float">
            <text:p>86.6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48288" calcext:value-type="float">
            <text:p>87.6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3344" calcext:value-type="float">
            <text:p>90.7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456" calcext:value-type="float">
            <text:p>86.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7232" calcext:value-type="float">
            <text:p>86.0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2848" calcext:value-type="float">
            <text:p>86.0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1136" calcext:value-type="float">
            <text:p>86.0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7232" calcext:value-type="float">
            <text:p>86.0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3432" calcext:value-type="float">
            <text:p>86.1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18776" calcext:value-type="float">
            <text:p>86.2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316" calcext:value-type="float">
            <text:p>86.2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8232" calcext:value-type="float">
            <text:p>86.4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2824" calcext:value-type="float">
            <text:p>86.6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656" calcext:value-type="float">
            <text:p>86.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992" calcext:value-type="float">
            <text:p>86.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6912" calcext:value-type="float">
            <text:p>87.3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572" calcext:value-type="float">
            <text:p>87.6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3256" calcext:value-type="float">
            <text:p>87.7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1104" calcext:value-type="float">
            <text:p>88.0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1832" calcext:value-type="float">
            <text:p>88.5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778" calcext:value-type="float">
            <text:p>89.0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11-08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8696" calcext:value-type="float">
            <text:p>89.3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5" calcext:value-type="float">
            <text:p>89.5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85208" calcext:value-type="float">
            <text:p>93.4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97456" calcext:value-type="float">
            <text:p>90.8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0704" calcext:value-type="float">
            <text:p>88.6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6192" calcext:value-type="float">
            <text:p>89.1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5856" calcext:value-type="float">
            <text:p>89.5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552" calcext:value-type="float">
            <text:p>89.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7544" calcext:value-type="float">
            <text:p>90.0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12824" calcext:value-type="float">
            <text:p>90.4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94408" calcext:value-type="float">
            <text:p>90.8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78456" calcext:value-type="float">
            <text:p>91.2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39872" calcext:value-type="float">
            <text:p>91.9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97656" calcext:value-type="float">
            <text:p>92.4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18408" calcext:value-type="float">
            <text:p>92.4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21456" calcext:value-type="float">
            <text:p>92.4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7632" calcext:value-type="float">
            <text:p>92.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22624" calcext:value-type="float">
            <text:p>92.6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65624" calcext:value-type="float">
            <text:p>93.7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12456" calcext:value-type="float">
            <text:p>96.6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55112" calcext:value-type="float">
            <text:p>91.9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33776" calcext:value-type="float">
            <text:p>91.9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80208" calcext:value-type="float">
            <text:p>91.5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52904" calcext:value-type="float">
            <text:p>91.0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828" calcext:value-type="float">
            <text:p>90.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47392" calcext:value-type="float">
            <text:p>91.1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8468" calcext:value-type="float">
            <text:p>90.7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89024" calcext:value-type="float">
            <text:p>90.4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9776" calcext:value-type="float">
            <text:p>90.4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24432" calcext:value-type="float">
            <text:p>90.3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9632" calcext:value-type="float">
            <text:p>90.0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9592" calcext:value-type="float">
            <text:p>89.6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2704" calcext:value-type="float">
            <text:p>89.4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1536" calcext:value-type="float">
            <text:p>89.2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05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6024" calcext:value-type="float">
            <text:p>89.3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7464" calcext:value-type="float">
            <text:p>89.4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4144" calcext:value-type="float">
            <text:p>89.5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05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4144" calcext:value-type="float">
            <text:p>89.5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05-0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3472" calcext:value-type="float">
            <text:p>90.2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276" calcext:value-type="float">
            <text:p>94.4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04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51864" calcext:value-type="float">
            <text:p>90.3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04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6136" calcext:value-type="float">
            <text:p>87.9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04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11" calcext:value-type="float">
            <text:p>88.0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04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9288" calcext:value-type="float">
            <text:p>88.0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9392" calcext:value-type="float">
            <text:p>88.0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03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6176" calcext:value-type="float">
            <text:p>88.2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03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06072" calcext:value-type="float">
            <text:p>88.2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03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3232" calcext:value-type="float">
            <text:p>88.3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03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2248" calcext:value-type="float">
            <text:p>88.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03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0536" calcext:value-type="float">
            <text:p>88.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02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05232" calcext:value-type="float">
            <text:p>89.1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02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3976" calcext:value-type="float">
            <text:p>89.7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02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76448" calcext:value-type="float">
            <text:p>91.9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02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88256" calcext:value-type="float">
            <text:p>93.4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02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2624" calcext:value-type="float">
            <text:p>88.8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01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252" calcext:value-type="float">
            <text:p>88.7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01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488" calcext:value-type="float">
            <text:p>88.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01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5464" calcext:value-type="float">
            <text:p>88.6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01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06" calcext:value-type="float">
            <text:p>88.6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0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2456" calcext:value-type="float">
            <text:p>88.9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8-01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2832" calcext:value-type="float">
            <text:p>88.9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12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6944" calcext:value-type="float">
            <text:p>89.0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1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0408" calcext:value-type="float">
            <text:p>89.3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12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8256" calcext:value-type="float">
            <text:p>89.6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1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0112" calcext:value-type="float">
            <text:p>90.0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12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2136" calcext:value-type="float">
            <text:p>90.2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12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176" calcext:value-type="float">
            <text:p>90.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1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176" calcext:value-type="float">
            <text:p>90.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11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8" calcext:value-type="float">
            <text:p>90.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11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8168" calcext:value-type="float">
            <text:p>90.4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6276" calcext:value-type="float">
            <text:p>90.6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11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542" calcext:value-type="float">
            <text:p>90.7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11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51024" calcext:value-type="float">
            <text:p>91.2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11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87472" calcext:value-type="float">
            <text:p>91.7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10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0576" calcext:value-type="float">
            <text:p>91.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35072" calcext:value-type="float">
            <text:p>91.6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10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85008" calcext:value-type="float">
            <text:p>91.8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10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36112" calcext:value-type="float">
            <text:p>92.3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10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81704" calcext:value-type="float">
            <text:p>92.8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10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0328" calcext:value-type="float">
            <text:p>96.3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10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52792" calcext:value-type="float">
            <text:p>96.2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10-0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3812" calcext:value-type="float">
            <text:p>91.6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0388" calcext:value-type="float">
            <text:p>92.0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09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78912" calcext:value-type="float">
            <text:p>91.8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7528" calcext:value-type="float">
            <text:p>91.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09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686" calcext:value-type="float">
            <text:p>91.6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09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16784" calcext:value-type="float">
            <text:p>91.6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08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61792" calcext:value-type="float">
            <text:p>92.0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08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85792" calcext:value-type="float">
            <text:p>93.5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08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0744" calcext:value-type="float">
            <text:p>96.6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08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62048" calcext:value-type="float">
            <text:p>91.0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08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29688" calcext:value-type="float">
            <text:p>91.2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08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50896" calcext:value-type="float">
            <text:p>91.7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85592" calcext:value-type="float">
            <text:p>91.9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07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11856" calcext:value-type="float">
            <text:p>91.8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48432" calcext:value-type="float">
            <text:p>91.8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07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52648" calcext:value-type="float">
            <text:p>92.0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07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6976" calcext:value-type="float">
            <text:p>94.6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07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88312" calcext:value-type="float">
            <text:p>90.8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07-0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9208" calcext:value-type="float">
            <text:p>91.1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06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85136" calcext:value-type="float">
            <text:p>91.3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28976" calcext:value-type="float">
            <text:p>91.6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91232" calcext:value-type="float">
            <text:p>91.3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06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5712" calcext:value-type="float">
            <text:p>91.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06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3048" calcext:value-type="float">
            <text:p>91.4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05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55112" calcext:value-type="float">
            <text:p>91.9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05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57904" calcext:value-type="float">
            <text:p>92.9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616" calcext:value-type="float">
            <text:p>95.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9144" calcext:value-type="float">
            <text:p>91.4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05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4856" calcext:value-type="float">
            <text:p>91.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05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27224" calcext:value-type="float">
            <text:p>91.3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56408" calcext:value-type="float">
            <text:p>91.6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04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258" calcext:value-type="float">
            <text:p>92.1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04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936" calcext:value-type="float">
            <text:p>93.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04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454" calcext:value-type="float">
            <text:p>96.5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03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2328" calcext:value-type="float">
            <text:p>94.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03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91048" calcext:value-type="float">
            <text:p>94.4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408" calcext:value-type="float">
            <text:p>89.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03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648" calcext:value-type="float">
            <text:p>89.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03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9208" calcext:value-type="float">
            <text:p>91.1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54144" calcext:value-type="float">
            <text:p>93.3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02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636" calcext:value-type="float">
            <text:p>92.7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02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348" calcext:value-type="float">
            <text:p>88.8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0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2896" calcext:value-type="float">
            <text:p>88.7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02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1392" calcext:value-type="float">
            <text:p>88.8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0808" calcext:value-type="float">
            <text:p>88.7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01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8512" calcext:value-type="float">
            <text:p>88.6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01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6424" calcext:value-type="float">
            <text:p>88.7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01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8176" calcext:value-type="float">
            <text:p>89.0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94208" calcext:value-type="float">
            <text:p>89.2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1536" calcext:value-type="float">
            <text:p>89.2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02" calcext:value-type="float">
            <text:p>89.2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12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0784" calcext:value-type="float">
            <text:p>89.3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12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1744" calcext:value-type="float">
            <text:p>89.3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12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6544" calcext:value-type="float">
            <text:p>89.6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3288" calcext:value-type="float">
            <text:p>89.5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12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2744" calcext:value-type="float">
            <text:p>89.7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12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6232" calcext:value-type="float">
            <text:p>89.4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3496" calcext:value-type="float">
            <text:p>89.6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11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1136" calcext:value-type="float">
            <text:p>89.8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11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8192" calcext:value-type="float">
            <text:p>89.9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3848" calcext:value-type="float">
            <text:p>90.2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11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5768" calcext:value-type="float">
            <text:p>90.3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11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75536" calcext:value-type="float">
            <text:p>90.7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11-04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9804" calcext:value-type="float">
            <text:p>90.9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13864" calcext:value-type="float">
            <text:p>91.1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10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07768" calcext:value-type="float">
            <text:p>91.1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4188" calcext:value-type="float">
            <text:p>91.2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64384" calcext:value-type="float">
            <text:p>91.4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10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86888" calcext:value-type="float">
            <text:p>91.6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496" calcext:value-type="float">
            <text:p>92.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34944" calcext:value-type="float">
            <text:p>92.1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01288" calcext:value-type="float">
            <text:p>92.6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09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94224" calcext:value-type="float">
            <text:p>93.9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728" calcext:value-type="float">
            <text:p>96.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51024" calcext:value-type="float">
            <text:p>91.2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09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72944" calcext:value-type="float">
            <text:p>91.3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02712" calcext:value-type="float">
            <text:p>91.8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08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61792" calcext:value-type="float">
            <text:p>92.0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08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34232" calcext:value-type="float">
            <text:p>92.5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1348" calcext:value-type="float">
            <text:p>92.6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04208" calcext:value-type="float">
            <text:p>93.1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52648" calcext:value-type="float">
            <text:p>92.0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54656" calcext:value-type="float">
            <text:p>91.3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34744" calcext:value-type="float">
            <text:p>90.5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3056" calcext:value-type="float">
            <text:p>89.9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07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548" calcext:value-type="float">
            <text:p>89.5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2248" calcext:value-type="float">
            <text:p>88.8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28704" calcext:value-type="float">
            <text:p>87.9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06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7328" calcext:value-type="float">
            <text:p>87.5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06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4656" calcext:value-type="float">
            <text:p>87.5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1776" calcext:value-type="float">
            <text:p>87.3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06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7496" calcext:value-type="float">
            <text:p>87.4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9664" calcext:value-type="float">
            <text:p>87.9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6824" calcext:value-type="float">
            <text:p>88.1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11" calcext:value-type="float">
            <text:p>88.0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54256" calcext:value-type="float">
            <text:p>88.1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82272" calcext:value-type="float">
            <text:p>88.2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6136" calcext:value-type="float">
            <text:p>87.9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05-0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6136" calcext:value-type="float">
            <text:p>87.9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04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94464" calcext:value-type="float">
            <text:p>88.2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3648" calcext:value-type="float">
            <text:p>88.6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3832" calcext:value-type="float">
            <text:p>89.3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8216" calcext:value-type="float">
            <text:p>89.3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44272" calcext:value-type="float">
            <text:p>89.0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03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68" calcext:value-type="float">
            <text:p>88.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444" calcext:value-type="float">
            <text:p>88.8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03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592" calcext:value-type="float">
            <text:p>89.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03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08408" calcext:value-type="float">
            <text:p>88.6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968" calcext:value-type="float">
            <text:p>88.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03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35712" calcext:value-type="float">
            <text:p>89.1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5376" calcext:value-type="float">
            <text:p>89.4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3704" calcext:value-type="float">
            <text:p>89.8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308" calcext:value-type="float">
            <text:p>89.4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97256" calcext:value-type="float">
            <text:p>89.2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5104" calcext:value-type="float">
            <text:p>89.6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8504" calcext:value-type="float">
            <text:p>90.1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7064" calcext:value-type="float">
            <text:p>90.0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8" calcext:value-type="float">
            <text:p>90.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9504" calcext:value-type="float">
            <text:p>90.5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752" calcext:value-type="float">
            <text:p>90.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9136" calcext:value-type="float">
            <text:p>90.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02256" calcext:value-type="float">
            <text:p>91.2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62504" calcext:value-type="float">
            <text:p>91.6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5628" calcext:value-type="float">
            <text:p>92.1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73728" calcext:value-type="float">
            <text:p>93.0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16528" calcext:value-type="float">
            <text:p>92.6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34816" calcext:value-type="float">
            <text:p>92.6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34104" calcext:value-type="float">
            <text:p>93.0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31512" calcext:value-type="float">
            <text:p>93.6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60696" calcext:value-type="float">
            <text:p>93.9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63616" calcext:value-type="float">
            <text:p>94.4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5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8424" calcext:value-type="float">
            <text:p>94.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29248" calcext:value-type="float">
            <text:p>95.3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54088" calcext:value-type="float">
            <text:p>95.9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66024" calcext:value-type="float">
            <text:p>96.9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1592" calcext:value-type="float">
            <text:p>98.0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07344" calcext:value-type="float">
            <text:p>99.9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49432" calcext:value-type="float">
            <text:p>99.8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47808" calcext:value-type="float">
            <text:p>99.0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9048" calcext:value-type="float">
            <text:p>99.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52608" calcext:value-type="float">
            <text:p>99.3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5112" calcext:value-type="float">
            <text:p>99.5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13512" calcext:value-type="float">
            <text:p>102.0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46" calcext:value-type="float">
            <text:p>101.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24976" calcext:value-type="float">
            <text:p>97.7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02344" calcext:value-type="float">
            <text:p>98.0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81008" calcext:value-type="float">
            <text:p>97.9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11488" calcext:value-type="float">
            <text:p>98.0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62008" calcext:value-type="float">
            <text:p>98.3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72904" calcext:value-type="float">
            <text:p>98.6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07088" calcext:value-type="float">
            <text:p>100.9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84712" calcext:value-type="float">
            <text:p>100.1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907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0572" calcext:value-type="float">
            <text:p>99.1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0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306" meta:object-count="0"/>
    <meta:user-defined meta:name="AppVersion">3.0</meta:user-defined>
  </office:meta>
</office:document-meta>
</file>